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4.9167in" fo:margin-left="0.1188in" fo:margin-right="1.6569in" table:align="margins"/>
    </style:style>
    <style:style style:name="Table3.A" style:family="table-column">
      <style:table-column-properties style:column-width="1.2813in" style:rel-column-width="17077*"/>
    </style:style>
    <style:style style:name="Table3.B" style:family="table-column">
      <style:table-column-properties style:column-width="2.7611in" style:rel-column-width="36803*"/>
    </style:style>
    <style:style style:name="Table3.C" style:family="table-column">
      <style:table-column-properties style:column-width="0.8743in" style:rel-column-width="11655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C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C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Heading_20_4">
      <style:text-properties style:font-name="Tahoma" fo:font-size="11pt" fo:font-style="normal" style:font-size-asian="11pt" style:font-style-asian="normal" style:font-size-complex="11pt" style:font-style-complex="normal"/>
    </style:style>
    <style:style style:name="P2" style:family="paragraph" style:parent-style-name="Heading_20_4">
      <style:paragraph-properties fo:margin-top="0.1665in" fo:margin-bottom="0.0835in" fo:keep-with-next="always"/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3" style:family="paragraph" style:parent-style-name="Text_20_body_20_indent">
      <style:paragraph-properties fo:margin-left="0in" fo:margin-right="0in" fo:text-indent="0in" style:auto-text-indent="false"/>
    </style:style>
    <style:style style:name="P4" style:family="paragraph" style:parent-style-name="Text_20_body_20_indent_20_2">
      <style:text-properties fo:language="en" fo:country="none"/>
    </style:style>
    <style:style style:name="P5" style:family="paragraph" style:parent-style-name="Table"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10" style:family="paragraph" style:parent-style-name="Preformatted_20_Text" style:master-page-name="">
      <style:paragraph-properties fo:margin-left="0.5902in" fo:margin-right="0in" fo:margin-top="0in" fo:margin-bottom="0.0835in" fo:text-indent="0in" style:auto-text-indent="false"/>
    </style:style>
    <style:style style:name="T1" style:family="text">
      <style:text-properties fo:font-size="12pt" fo:language="en" fo:country="none" fo:font-weight="normal" style:font-size-asian="12pt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OpenEvent</text:h>
      <text:p text:style-name="P4">Represents an event cause by user's openning or closing something at the client.</text:p>
      <text:p text:style-name="P4">Note: it is a bit confusing but <text:span text:style-name="Source_20_Text">Events.ON_CLOSE</text:span> is sent when user clicks a close button. It is a request to ask the server to close a window, a tab or others. If the server ignores the event, nothing will happen at the client. By default, the component is detached when receiving this event.</text:p>
      <text:p text:style-name="P4">On the other hand,<text:span text:style-name="Source_20_Text"> Events.ON_OPEN</text:span> (with <text:span text:style-name="Source_20_Text">OpenEvent</text:span>) is a notification. It is sent to notify the server that the client has opened or closed something. And, the server can not prevent the client from opening or closing. <text:s/></text:p>
      <text:p text:style-name="P3"/>
      <text:h text:style-name="P1" text:outline-level="4">Class Name</text:h>
      <text:p text:style-name="P10"><text:span text:style-name="Source_20_Text"><text:span text:style-name="T1">org.zkoss.zk.ui.event.OpenEvent</text:span></text:span></text:p>
      <text:h text:style-name="P2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8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P8">Data Type</text:p>
            </table:table-cell>
          </table:table-row>
        </table:table-header-rows>
        <table:table-row>
          <table:table-cell table:style-name="Table3.A2" office:value-type="string">
            <text:p text:style-name="P7"><text:span text:style-name="Source_20_Text">getReference</text:span></text:p>
          </table:table-cell>
          <table:table-cell table:style-name="Table3.A2" office:value-type="string">
            <text:p text:style-name="Table_20_Contents">Returns the reference that is the component causing <text:span text:style-name="Source_20_Text">Event.getTarget()</text:span> <text:s/>to be opened.</text:p>
            <text:p text:style-name="Table_20_Contents"/>
            <text:p text:style-name="Table_20_Contents">It is null, if the open event is not caused by opening a context menu, a<text:span text:style-name="Source_20_Text"> tooltip</text:span> or a <text:span text:style-name="Source_20_Text">popup.</text:span> Note: the <text:span text:style-name="Source_20_Text">onOpen</text:span> event is also sent when closing the context menu (<text:span text:style-name="Source_20_Text">tooltip</text:span> and <text:span text:style-name="Source_20_Text">popup</text:span>), and this method returns null in this case. Thus, it is better to test <text:span text:style-name="Source_20_Text">isOpen()</text:span> or <text:span text:style-name="Source_20_Text">getReference() </text:span>before accessing the returned value. if (<text:span text:style-name="Source_20_Text">event.isOpen()</text:span>) doSome(<text:span text:style-name="Source_20_Text">event.getReference()</text:span>); </text:p>
          </table:table-cell>
          <table:table-cell table:style-name="Table3.C2" office:value-type="string">
            <text:p text:style-name="P6"><text:span text:style-name="Source_20_Text">Component</text:span></text:p>
          </table:table-cell>
        </table:table-row>
        <table:table-row>
          <table:table-cell table:style-name="Table3.A2" office:value-type="string">
            <text:p text:style-name="P7"><text:span text:style-name="Source_20_Text">isOpen</text:span></text:p>
          </table:table-cell>
          <table:table-cell table:style-name="Table3.A2" office:value-type="string">
            <text:p text:style-name="Table_20_Contents">Returns whether it causes open.. </text:p>
          </table:table-cell>
          <table:table-cell table:style-name="Table3.C2" office:value-type="string">
            <text:p text:style-name="P6">boolean</text:p>
          </table:table-cell>
        </table:table-row>
      </table:table>
      <text:h text:style-name="P2" text:outline-level="4"/>
      <text:p text:style-name="P5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8">Inherited From</text:p>
            </table:table-cell>
          </table:table-row>
        </table:table-header-rows>
        <table:table-row>
          <table:table-cell table:style-name="Table8.A2" office:value-type="string">
            <text:p text:style-name="P9"><text:a xlink:type="simple" xlink:href="../Event.xml"><text:span text:style-name="Source_20_Text"><text:span text:style-name="T2">org.zkoss.zk.ui.event.Event </text:span></text:span></text:a></text:p>
          </table:table-cell>
        </table:table-row>
      </table:table>
      <text:p text:style-name="Text_20_body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8:28:44</meta:creation-date>
    <dc:date>2007-09-14T16:46:46</dc:date>
    <dc:language>en-US</dc:language>
    <meta:editing-cycles>11</meta:editing-cycles>
    <meta:editing-duration>PT40M25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20" meta:word-count="202" meta:character-count="1243"/>
  </office:meta>
</office:document-meta>
</file>